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891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2.168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1010" table:default-cell-style-name="Excel_20_Built-in_20_Normal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AY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NOM DU CLIENT</text:p>
          </table:table-cell>
          <table:table-cell table:style-name="ce1" office:value-type="string">
            <text:p>departement</text:p>
          </table:table-cell>
          <table:table-cell table:style-name="ce1" office:value-type="string">
            <text:p>N° FC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 19%</text:p>
          </table:table-cell>
          <table:table-cell table:style-name="ce1" office:value-type="string">
            <text:p>TTC</text:p>
          </table:table-cell>
          <table:table-cell table:style-name="ce1" office:value-type="string">
            <text:p>RECOUVREMENT</text:p>
          </table:table-cell>
          <table:table-cell table:style-name="ce1" office:value-type="string">
            <text:p>RESTANT</text:p>
          </table:table-cell>
          <table:table-cell table:style-name="ce1" office:value-type="string">
            <text:p>Banque</text:p>
          </table:table-cell>
          <table:table-cell table:style-name="ce1" office:value-type="string">
            <text:p>dep_code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3/01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Génie Civil</text:p>
          </table:table-cell>
          <table:table-cell office:value-type="float" office:value="18203">
            <text:p>18203</text:p>
          </table:table-cell>
          <table:table-cell office:value-type="float" office:value="40000">
            <text:p>40000</text:p>
          </table:table-cell>
          <table:table-cell office:value-type="float" office:value="7600">
            <text:p>7600</text:p>
          </table:table-cell>
          <table:table-cell office:value-type="float" office:value="47600">
            <text:p>47600</text:p>
          </table:table-cell>
          <table:table-cell office:value-type="float" office:value="40000">
            <text:p>40000</text:p>
          </table:table-cell>
          <table:table-cell office:value-type="float" office:value="7600">
            <text:p>7600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3/02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Fluide</text:p>
          </table:table-cell>
          <table:table-cell office:value-type="float" office:value="18204">
            <text:p>18204</text:p>
          </table:table-cell>
          <table:table-cell office:value-type="float" office:value="31228">
            <text:p>31228</text:p>
          </table:table-cell>
          <table:table-cell office:value-type="float" office:value="5933.32">
            <text:p>5933,32</text:p>
          </table:table-cell>
          <table:table-cell office:value-type="float" office:value="37161.32">
            <text:p>37161,32</text:p>
          </table:table-cell>
          <table:table-cell office:value-type="float" office:value="29094.64">
            <text:p>29094,64</text:p>
          </table:table-cell>
          <table:table-cell office:value-type="float" office:value="8066.68">
            <text:p>8066,68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3/02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Fluide</text:p>
          </table:table-cell>
          <table:table-cell office:value-type="float" office:value="18205">
            <text:p>18205</text:p>
          </table:table-cell>
          <table:table-cell office:value-type="float" office:value="81722">
            <text:p>81722</text:p>
          </table:table-cell>
          <table:table-cell office:value-type="float" office:value="15527.18">
            <text:p>15527,18</text:p>
          </table:table-cell>
          <table:table-cell office:value-type="float" office:value="97249.18">
            <text:p>97249,18</text:p>
          </table:table-cell>
          <table:table-cell office:value-type="float" office:value="92776.36">
            <text:p>92776,36</text:p>
          </table:table-cell>
          <table:table-cell office:value-type="float" office:value="4472.81999999999">
            <text:p>4472,82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/02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Fluide</text:p>
          </table:table-cell>
          <table:table-cell office:value-type="float" office:value="18206">
            <text:p>18206</text:p>
          </table:table-cell>
          <table:table-cell office:value-type="float" office:value="11174">
            <text:p>11174</text:p>
          </table:table-cell>
          <table:table-cell office:value-type="float" office:value="2123.06">
            <text:p>2123,06</text:p>
          </table:table-cell>
          <table:table-cell table:number-columns-repeated="2" office:value-type="float" office:value="13297.06">
            <text:p>13297,06</text:p>
          </table:table-cell>
          <table:table-cell office:value-type="float" office:value="0">
            <text:p>0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5/03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Génie Civil</text:p>
          </table:table-cell>
          <table:table-cell office:value-type="float" office:value="18207">
            <text:p>18207</text:p>
          </table:table-cell>
          <table:table-cell office:value-type="float" office:value="68865">
            <text:p>68865</text:p>
          </table:table-cell>
          <table:table-cell office:value-type="float" office:value="13084.35">
            <text:p>13084,35</text:p>
          </table:table-cell>
          <table:table-cell table:number-columns-repeated="2" office:value-type="float" office:value="81949.35">
            <text:p>81949,35</text:p>
          </table:table-cell>
          <table:table-cell office:value-type="float" office:value="0">
            <text:p>0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5/03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18208">
            <text:p>18208</text:p>
          </table:table-cell>
          <table:table-cell office:value-type="float" office:value="87542">
            <text:p>87542</text:p>
          </table:table-cell>
          <table:table-cell office:value-type="float" office:value="16632.98">
            <text:p>16632,98</text:p>
          </table:table-cell>
          <table:table-cell table:number-columns-repeated="2" office:value-type="float" office:value="104174.98">
            <text:p>104174,98</text:p>
          </table:table-cell>
          <table:table-cell office:value-type="float" office:value="0">
            <text:p>0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/03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Fluide</text:p>
          </table:table-cell>
          <table:table-cell office:value-type="float" office:value="18209">
            <text:p>18209</text:p>
          </table:table-cell>
          <table:table-cell office:value-type="float" office:value="45561">
            <text:p>45561</text:p>
          </table:table-cell>
          <table:table-cell office:value-type="float" office:value="8656.59">
            <text:p>8656,59</text:p>
          </table:table-cell>
          <table:table-cell table:number-columns-repeated="2" office:value-type="float" office:value="54217.59">
            <text:p>54217,59</text:p>
          </table:table-cell>
          <table:table-cell office:value-type="float" office:value="0">
            <text:p>0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8/03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Génie Civil</text:p>
          </table:table-cell>
          <table:table-cell office:value-type="float" office:value="18210">
            <text:p>18210</text:p>
          </table:table-cell>
          <table:table-cell office:value-type="float" office:value="12573">
            <text:p>12573</text:p>
          </table:table-cell>
          <table:table-cell office:value-type="float" office:value="2388.87">
            <text:p>2388,87</text:p>
          </table:table-cell>
          <table:table-cell table:number-columns-repeated="2" office:value-type="float" office:value="14961.87">
            <text:p>14961,87</text:p>
          </table:table-cell>
          <table:table-cell office:value-type="float" office:value="0">
            <text:p>0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2/04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18211">
            <text:p>18211</text:p>
          </table:table-cell>
          <table:table-cell office:value-type="float" office:value="87050">
            <text:p>87050</text:p>
          </table:table-cell>
          <table:table-cell office:value-type="float" office:value="16539.5">
            <text:p>16539,5</text:p>
          </table:table-cell>
          <table:table-cell table:number-columns-repeated="2" office:value-type="float" office:value="87050">
            <text:p>87050</text:p>
          </table:table-cell>
          <table:table-cell office:value-type="float" office:value="0">
            <text:p>0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1/02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Fluide</text:p>
          </table:table-cell>
          <table:table-cell office:value-type="float" office:value="18212">
            <text:p>18212</text:p>
          </table:table-cell>
          <table:table-cell office:value-type="float" office:value="92285">
            <text:p>92285</text:p>
          </table:table-cell>
          <table:table-cell office:value-type="float" office:value="17534.15">
            <text:p>17534,15</text:p>
          </table:table-cell>
          <table:table-cell table:number-columns-repeated="2" office:value-type="float" office:value="109819.15">
            <text:p>109819,15</text:p>
          </table:table-cell>
          <table:table-cell office:value-type="float" office:value="0">
            <text:p>0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5/02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Electricité</text:p>
          </table:table-cell>
          <table:table-cell office:value-type="float" office:value="18213">
            <text:p>18213</text:p>
          </table:table-cell>
          <table:table-cell office:value-type="float" office:value="98943">
            <text:p>98943</text:p>
          </table:table-cell>
          <table:table-cell office:value-type="float" office:value="18799.17">
            <text:p>18799,17</text:p>
          </table:table-cell>
          <table:table-cell table:number-columns-repeated="2" office:value-type="float" office:value="117742.17">
            <text:p>117742,17</text:p>
          </table:table-cell>
          <table:table-cell office:value-type="float" office:value="0">
            <text:p>0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5/02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Fluide</text:p>
          </table:table-cell>
          <table:table-cell office:value-type="float" office:value="18214">
            <text:p>18214</text:p>
          </table:table-cell>
          <table:table-cell office:value-type="float" office:value="10066">
            <text:p>10066</text:p>
          </table:table-cell>
          <table:table-cell office:value-type="float" office:value="1912.54">
            <text:p>1912,54</text:p>
          </table:table-cell>
          <table:table-cell table:number-columns-repeated="2" office:value-type="float" office:value="11978.54">
            <text:p>11978,54</text:p>
          </table:table-cell>
          <table:table-cell office:value-type="float" office:value="0">
            <text:p>0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8/03/2023</text:p>
          </table:table-cell>
          <table:table-cell office:value-type="string">
            <text:p>Tunisie</text:p>
          </table:table-cell>
          <table:table-cell office:value-type="string">
            <text:p>CLIENTS ETRANGERS</text:p>
          </table:table-cell>
          <table:table-cell office:value-type="string">
            <text:p>SALLE DE SPORT RED LINE</text:p>
          </table:table-cell>
          <table:table-cell office:value-type="string">
            <text:p>Fluide</text:p>
          </table:table-cell>
          <table:table-cell office:value-type="float" office:value="18215">
            <text:p>18215</text:p>
          </table:table-cell>
          <table:table-cell office:value-type="float" office:value="54756">
            <text:p>54756</text:p>
          </table:table-cell>
          <table:table-cell office:value-type="float" office:value="10403.64">
            <text:p>10403,64</text:p>
          </table:table-cell>
          <table:table-cell table:number-columns-repeated="2" office:value-type="float" office:value="65159.64">
            <text:p>65159,64</text:p>
          </table:table-cell>
          <table:table-cell office:value-type="float" office:value="0">
            <text:p>0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6/03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Electricité</text:p>
          </table:table-cell>
          <table:table-cell office:value-type="float" office:value="18216">
            <text:p>18216</text:p>
          </table:table-cell>
          <table:table-cell office:value-type="float" office:value="69358">
            <text:p>69358</text:p>
          </table:table-cell>
          <table:table-cell office:value-type="float" office:value="13178.02">
            <text:p>13178,02</text:p>
          </table:table-cell>
          <table:table-cell office:value-type="float" office:value="82536.02">
            <text:p>82536,02</text:p>
          </table:table-cell>
          <table:table-cell office:value-type="float" office:value="9781.58">
            <text:p>9781,58</text:p>
          </table:table-cell>
          <table:table-cell office:value-type="float" office:value="72754.44">
            <text:p>72754,44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8/03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18217">
            <text:p>18217</text:p>
          </table:table-cell>
          <table:table-cell office:value-type="float" office:value="51482">
            <text:p>51482</text:p>
          </table:table-cell>
          <table:table-cell office:value-type="float" office:value="9781.58">
            <text:p>9781,58</text:p>
          </table:table-cell>
          <table:table-cell office:value-type="float" office:value="61263.58">
            <text:p>61263,58</text:p>
          </table:table-cell>
          <table:table-cell office:value-type="float" office:value="9601.65">
            <text:p>9601,65</text:p>
          </table:table-cell>
          <table:table-cell office:value-type="float" office:value="51661.93">
            <text:p>51661,93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2/04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Electricité</text:p>
          </table:table-cell>
          <table:table-cell office:value-type="float" office:value="18218">
            <text:p>18218</text:p>
          </table:table-cell>
          <table:table-cell office:value-type="float" office:value="50535">
            <text:p>50535</text:p>
          </table:table-cell>
          <table:table-cell office:value-type="float" office:value="9601.65">
            <text:p>9601,65</text:p>
          </table:table-cell>
          <table:table-cell office:value-type="float" office:value="60136.65">
            <text:p>60136,65</text:p>
          </table:table-cell>
          <table:table-cell office:value-type="float" office:value="5052.29">
            <text:p>5052,29</text:p>
          </table:table-cell>
          <table:table-cell office:value-type="float" office:value="55084.36">
            <text:p>55084,36</text:p>
          </table:table-cell>
          <table:table-cell office:value-type="string">
            <text:p>BIAT €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3/04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Electricité</text:p>
          </table:table-cell>
          <table:table-cell office:value-type="float" office:value="18219">
            <text:p>18219</text:p>
          </table:table-cell>
          <table:table-cell office:value-type="float" office:value="26591">
            <text:p>26591</text:p>
          </table:table-cell>
          <table:table-cell office:value-type="float" office:value="5052.29">
            <text:p>5052,29</text:p>
          </table:table-cell>
          <table:table-cell office:value-type="float" office:value="31643.29">
            <text:p>31643,29</text:p>
          </table:table-cell>
          <table:table-cell office:value-type="float" office:value="36695.58">
            <text:p>36695,58</text:p>
          </table:table-cell>
          <table:table-cell office:value-type="float" office:value="-5052.29">
            <text:p>-5052,29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4/04/2023</text:p>
          </table:table-cell>
          <table:table-cell office:value-type="string">
            <text:p>franc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Fluide</text:p>
          </table:table-cell>
          <table:table-cell office:value-type="float" office:value="18220">
            <text:p>18220</text:p>
          </table:table-cell>
          <table:table-cell office:value-type="float" office:value="49259">
            <text:p>49259</text:p>
          </table:table-cell>
          <table:table-cell office:value-type="float" office:value="9851.8">
            <text:p>9851,8</text:p>
          </table:table-cell>
          <table:table-cell office:value-type="float" office:value="59110.8">
            <text:p>59110,8</text:p>
          </table:table-cell>
          <table:table-cell office:value-type="float" office:value="68962.6">
            <text:p>68962,6</text:p>
          </table:table-cell>
          <table:table-cell office:value-type="float" office:value="-9851.8">
            <text:p>-9851,8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/05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Génie Civil</text:p>
          </table:table-cell>
          <table:table-cell office:value-type="float" office:value="18221">
            <text:p>18221</text:p>
          </table:table-cell>
          <table:table-cell office:value-type="float" office:value="56892">
            <text:p>56892</text:p>
          </table:table-cell>
          <table:table-cell office:value-type="float" office:value="10809.48">
            <text:p>10809,48</text:p>
          </table:table-cell>
          <table:table-cell table:number-columns-repeated="2" office:value-type="float" office:value="67701.48">
            <text:p>67701,48</text:p>
          </table:table-cell>
          <table:table-cell office:value-type="float" office:value="0">
            <text:p>0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1/05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Fluide</text:p>
          </table:table-cell>
          <table:table-cell office:value-type="float" office:value="18222">
            <text:p>18222</text:p>
          </table:table-cell>
          <table:table-cell office:value-type="float" office:value="51808">
            <text:p>51808</text:p>
          </table:table-cell>
          <table:table-cell office:value-type="float" office:value="9843.52">
            <text:p>9843,52</text:p>
          </table:table-cell>
          <table:table-cell table:number-columns-repeated="2" office:value-type="float" office:value="61651.52">
            <text:p>61651,52</text:p>
          </table:table-cell>
          <table:table-cell office:value-type="float" office:value="0">
            <text:p>0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4/06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Fluide</text:p>
          </table:table-cell>
          <table:table-cell office:value-type="float" office:value="18223">
            <text:p>18223</text:p>
          </table:table-cell>
          <table:table-cell office:value-type="float" office:value="67323">
            <text:p>67323</text:p>
          </table:table-cell>
          <table:table-cell office:value-type="float" office:value="12791.37">
            <text:p>12791,37</text:p>
          </table:table-cell>
          <table:table-cell table:number-columns-repeated="2" office:value-type="float" office:value="80114.37">
            <text:p>80114,37</text:p>
          </table:table-cell>
          <table:table-cell office:value-type="float" office:value="0">
            <text:p>0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5/06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Electricité</text:p>
          </table:table-cell>
          <table:table-cell office:value-type="float" office:value="18224">
            <text:p>18224</text:p>
          </table:table-cell>
          <table:table-cell office:value-type="float" office:value="51057">
            <text:p>51057</text:p>
          </table:table-cell>
          <table:table-cell office:value-type="float" office:value="9700.83">
            <text:p>9700,83</text:p>
          </table:table-cell>
          <table:table-cell table:number-columns-repeated="2" office:value-type="float" office:value="60757.83">
            <text:p>60757,83</text:p>
          </table:table-cell>
          <table:table-cell office:value-type="float" office:value="0">
            <text:p>0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3/07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Electricité</text:p>
          </table:table-cell>
          <table:table-cell office:value-type="float" office:value="18225">
            <text:p>18225</text:p>
          </table:table-cell>
          <table:table-cell office:value-type="float" office:value="55618">
            <text:p>55618</text:p>
          </table:table-cell>
          <table:table-cell office:value-type="float" office:value="10567.42">
            <text:p>10567,42</text:p>
          </table:table-cell>
          <table:table-cell table:number-columns-repeated="2" office:value-type="float" office:value="55618">
            <text:p>55618</text:p>
          </table:table-cell>
          <table:table-cell office:value-type="float" office:value="0">
            <text:p>0</text:p>
          </table:table-cell>
          <table:table-cell office:value-type="string">
            <text:p>BIAT €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1/08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18226">
            <text:p>18226</text:p>
          </table:table-cell>
          <table:table-cell office:value-type="float" office:value="88909">
            <text:p>88909</text:p>
          </table:table-cell>
          <table:table-cell office:value-type="float" office:value="16892.71">
            <text:p>16892,71</text:p>
          </table:table-cell>
          <table:table-cell table:number-columns-repeated="2" office:value-type="float" office:value="105801.71">
            <text:p>105801,71</text:p>
          </table:table-cell>
          <table:table-cell office:value-type="float" office:value="0">
            <text:p>0</text:p>
          </table:table-cell>
          <table:table-cell office:value-type="string">
            <text:p>BIAT €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31/12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Electricité</text:p>
          </table:table-cell>
          <table:table-cell office:value-type="float" office:value="18227">
            <text:p>18227</text:p>
          </table:table-cell>
          <table:table-cell office:value-type="float" office:value="92688">
            <text:p>92688</text:p>
          </table:table-cell>
          <table:table-cell office:value-type="float" office:value="17610.72">
            <text:p>17610,72</text:p>
          </table:table-cell>
          <table:table-cell table:number-columns-repeated="2" office:value-type="float" office:value="110298.72">
            <text:p>110298,72</text:p>
          </table:table-cell>
          <table:table-cell office:value-type="float" office:value="0">
            <text:p>0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0/09/2023</text:p>
          </table:table-cell>
          <table:table-cell office:value-type="string">
            <text:p>Belgiqu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Fluide</text:p>
          </table:table-cell>
          <table:table-cell office:value-type="float" office:value="18228">
            <text:p>18228</text:p>
          </table:table-cell>
          <table:table-cell office:value-type="float" office:value="37407">
            <text:p>37407</text:p>
          </table:table-cell>
          <table:table-cell office:value-type="float" office:value="7107.33">
            <text:p>7107,33</text:p>
          </table:table-cell>
          <table:table-cell office:value-type="float" office:value="44514.33">
            <text:p>44514,33</text:p>
          </table:table-cell>
          <table:table-cell office:value-type="float" office:value="21621.66">
            <text:p>21621,66</text:p>
          </table:table-cell>
          <table:table-cell office:value-type="float" office:value="22892.67">
            <text:p>22892,67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31/12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Fluide</text:p>
          </table:table-cell>
          <table:table-cell office:value-type="float" office:value="18229">
            <text:p>18229</text:p>
          </table:table-cell>
          <table:table-cell office:value-type="float" office:value="30872">
            <text:p>30872</text:p>
          </table:table-cell>
          <table:table-cell office:value-type="float" office:value="5865.68">
            <text:p>5865,68</text:p>
          </table:table-cell>
          <table:table-cell office:value-type="float" office:value="36737.68">
            <text:p>36737,68</text:p>
          </table:table-cell>
          <table:table-cell office:value-type="float" office:value="22603.36">
            <text:p>22603,36</text:p>
          </table:table-cell>
          <table:table-cell office:value-type="float" office:value="14134.32">
            <text:p>14134,32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7/11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Génie Civil</text:p>
          </table:table-cell>
          <table:table-cell office:value-type="float" office:value="18230">
            <text:p>18230</text:p>
          </table:table-cell>
          <table:table-cell office:value-type="float" office:value="69830">
            <text:p>69830</text:p>
          </table:table-cell>
          <table:table-cell office:value-type="float" office:value="13267.7">
            <text:p>13267,7</text:p>
          </table:table-cell>
          <table:table-cell office:value-type="float" office:value="83097.7">
            <text:p>83097,7</text:p>
          </table:table-cell>
          <table:table-cell office:value-type="float" office:value="56365.4">
            <text:p>56365,4</text:p>
          </table:table-cell>
          <table:table-cell office:value-type="float" office:value="26732.3">
            <text:p>26732,3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5/12/2023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18231">
            <text:p>18231</text:p>
          </table:table-cell>
          <table:table-cell office:value-type="float" office:value="7593">
            <text:p>7593</text:p>
          </table:table-cell>
          <table:table-cell office:value-type="float" office:value="1442.67">
            <text:p>1442,67</text:p>
          </table:table-cell>
          <table:table-cell office:value-type="float" office:value="9035.67">
            <text:p>9035,67</text:p>
          </table:table-cell>
          <table:table-cell office:value-type="float" office:value="8478.34">
            <text:p>8478,34</text:p>
          </table:table-cell>
          <table:table-cell office:value-type="float" office:value="557.33">
            <text:p>557,33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0">10/09/2025</text:date>, <text:time>12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0T12:45:23.52</dc:date>
    <dc:creator>chaffar seif allah</dc:creator>
    <meta:document-statistic meta:table-count="1" meta:cell-count="420" meta:object-count="0"/>
    <meta:generator>OpenOffice/4.1.12$Win32 OpenOffice.org_project/4112m1$Build-9809</meta:generator>
  </office:meta>
</office:document-meta>
</file>